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0000" draw:fill="solid" draw:fill-color="#ff3300" draw:opacity="70%" draw:textarea-horizontal-align="justify" draw:textarea-vertical-align="middle" draw:auto-grow-height="false" draw:shadow-opacity="70%"/>
    </style:style>
    <style:style style:name="gr2" style:family="graphic" style:parent-style-name="objectwithoutfill">
      <style:graphic-properties svg:stroke-color="#cc0000" draw:fill="none" draw:fill-color="#ff3300" draw:textarea-vertical-align="middle"/>
    </style:style>
    <style:style style:name="gr3" style:family="graphic" style:parent-style-name="standard">
      <style:graphic-properties svg:stroke-color="#006600" draw:fill="solid" draw:fill-color="#66ff00" draw:opacity="70%" draw:textarea-horizontal-align="justify" draw:textarea-vertical-align="middle" draw:auto-grow-height="false" draw:shadow-opacity="70%"/>
    </style:style>
    <style:style style:name="gr4" style:family="graphic" style:parent-style-name="objectwithoutfill">
      <style:graphic-properties svg:stroke-color="#006600" draw:fill="none" draw:fill-color="#ff3300" draw:textarea-vertical-align="middle"/>
    </style:style>
    <style:style style:name="gr5" style:family="graphic" style:parent-style-name="objectwithoutfill">
      <style:graphic-properties svg:stroke-width="0.102cm" svg:stroke-color="#000066" draw:marker-end="Arrowheads_20_2" draw:fill="none" draw:fill-color="#ff3300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461900" draw:fill="solid" draw:fill-color="#ffff00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207cm" svg:height="1.143cm" svg:x="4.897cm" svg:y="6.575cm">
          <text:p text:style-name="P1"><text:span text:style-name="T1">Die Verwaltung der Medien</text:span></text:p>
          <text:p text:style-name="P1"><text:span text:style-name="T1">ist nicht organisi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5.842cm" svg:height="1.318cm" svg:x="0.279cm" svg:y="8.459cm">
          <text:p text:style-name="P1"><text:span text:style-name="T1">Die Metadaten des Bestands</text:span></text:p>
          <text:p text:style-name="P1"><text:span text:style-name="T1">ist nicht konsis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7.077cm" svg:height="1.393cm" svg:x="-0.702cm" svg:y="10.597cm">
          <text:p text:style-name="P1"><text:span text:style-name="T1">Es gibt keinen bestimmten Prozess,</text:span></text:p>
          <text:p text:style-name="P1"><text:span text:style-name="T1">um die Daten zu pfl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5.431cm" svg:height="1.064cm" svg:x="9.199cm" svg:y="8.634cm">
          <text:p text:style-name="P1"><text:span text:style-name="T1">Medien werden verlo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5.588cm" svg:height="1.216cm" svg:x="12.927cm" svg:y="10.625cm">
          <text:p text:style-name="P1"><text:span text:style-name="T1">Die Nutzer vergessen, die</text:span></text:p>
          <text:p text:style-name="P1"><text:span text:style-name="T1">Medien zurück zu geb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5.207cm" svg:height="1.239cm" svg:x="7.164cm" svg:y="10.597cm">
          <text:p text:style-name="P1"><text:span text:style-name="T1">Information der Ausleihen</text:span></text:p>
          <text:p text:style-name="P1"><text:span text:style-name="T1">wird nicht kontrolli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5.262cm" svg:height="1.414cm" svg:x="10.362cm" svg:y="12.714cm">
          <text:p text:style-name="P1"><text:span text:style-name="T1">Niemand trägt die ganze</text:span></text:p>
          <text:p text:style-name="P1"><text:span text:style-name="T1">Veranwort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5.592cm" svg:height="1.356cm" svg:x="4.081cm" svg:y="12.693cm">
          <text:p text:style-name="P1"><text:span text:style-name="T1">Information der Ausleihen</text:span></text:p>
          <text:p text:style-name="P1"><text:span text:style-name="T1">ist nicht zentralisi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3.2cm" svg:y1="8.459cm" svg:x2="7.5cm" svg:y2="7.718cm" draw:start-shape="id1" draw:start-glue-point="0" draw:end-shape="id2" draw:end-glue-point="2" svg:d="M3200 8459l4300-741" svg:viewBox="0 0 4301 742">
          <text:p/>
        </draw:connector>
        <draw:connector draw:style-name="gr2" draw:text-style-name="P1" draw:layer="layout" draw:type="line" svg:x1="11.914cm" svg:y1="8.634cm" svg:x2="7.5cm" svg:y2="7.718cm" draw:start-shape="id3" draw:start-glue-point="0" draw:end-shape="id2" draw:end-glue-point="2" svg:d="M11914 8634l-4414-916" svg:viewBox="0 0 4415 917">
          <text:p/>
        </draw:connector>
        <draw:connector draw:style-name="gr2" draw:text-style-name="P1" draw:layer="layout" draw:type="line" svg:x1="3.2cm" svg:y1="9.777cm" svg:x2="2.836cm" svg:y2="10.597cm" draw:start-shape="id1" draw:start-glue-point="2" draw:end-shape="id4" draw:end-glue-point="0" svg:d="M3200 9777l-364 820" svg:viewBox="0 0 365 821">
          <text:p/>
        </draw:connector>
        <draw:connector draw:style-name="gr2" draw:text-style-name="P1" draw:layer="layout" draw:type="line" svg:x1="11.914cm" svg:y1="9.698cm" svg:x2="9.767cm" svg:y2="10.597cm" draw:start-shape="id3" draw:start-glue-point="2" draw:end-shape="id5" draw:end-glue-point="0" svg:d="M11914 9698l-2147 899" svg:viewBox="0 0 2148 900">
          <text:p/>
        </draw:connector>
        <draw:connector draw:style-name="gr2" draw:text-style-name="P1" draw:layer="layout" draw:type="line" svg:x1="15.721cm" svg:y1="10.625cm" svg:x2="11.914cm" svg:y2="9.698cm" draw:start-shape="id6" draw:start-glue-point="0" draw:end-shape="id3" draw:end-glue-point="2" svg:d="M15721 10625l-3807-927" svg:viewBox="0 0 3808 928">
          <text:p/>
        </draw:connector>
        <draw:connector draw:style-name="gr2" draw:text-style-name="P1" draw:layer="layout" draw:type="line" svg:x1="9.767cm" svg:y1="11.836cm" svg:x2="12.993cm" svg:y2="12.714cm" draw:start-shape="id5" draw:start-glue-point="2" draw:end-shape="id7" draw:end-glue-point="0" svg:d="M9767 11836l3226 878" svg:viewBox="0 0 3227 879">
          <text:p/>
        </draw:connector>
        <draw:connector draw:style-name="gr2" draw:text-style-name="P1" draw:layer="layout" draw:type="line" svg:x1="6.877cm" svg:y1="12.693cm" svg:x2="9.767cm" svg:y2="11.836cm" draw:start-shape="id8" draw:start-glue-point="0" draw:end-shape="id5" draw:end-glue-point="2" svg:d="M6877 12693l2890-857" svg:viewBox="0 0 2891 858">
          <text:p/>
        </draw:connector>
        <draw:custom-shape draw:style-name="gr3" draw:text-style-name="P2" xml:id="id10" draw:id="id10" draw:layer="layout" svg:width="6.858cm" svg:height="1.143cm" svg:x="21.447cm" svg:y="6.575cm">
          <text:p text:style-name="P1"><text:span text:style-name="T1">Es gibt eine allgemeine</text:span></text:p>
          <text:p text:style-name="P1"><text:span text:style-name="T1">Unordnung mit den 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5.715cm" svg:height="1.143cm" svg:x="18.653cm" svg:y="8.575cm">
          <text:p text:style-name="P1"><text:span text:style-name="T1">Es ist oft schwer, ein Medium</text:span></text:p>
          <text:p text:style-name="P1"><text:span text:style-name="T1">zu find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5.433cm" svg:height="1.143cm" svg:x="18.797cm" svg:y="10.575cm">
          <text:p text:style-name="P1"><text:span text:style-name="T1">Die Formate der Information</text:span></text:p>
          <text:p text:style-name="P1"><text:span text:style-name="T1">ist sehr unterschiedli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5.207cm" svg:height="1.143cm" svg:x="24.897cm" svg:y="8.575cm">
          <text:p text:style-name="P1"><text:span text:style-name="T1">Die Bibliothek verliert</text:span></text:p>
          <text:p text:style-name="P1"><text:span text:style-name="T1">Zuverlässigke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3" draw:id="id13" draw:layer="layout" svg:width="5.207cm" svg:height="1.143cm" svg:x="24.897cm" svg:y="12.575cm">
          <text:p text:style-name="P1"><text:span text:style-name="T1">Die Nutzer werden verwir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51cm" svg:y1="8.575cm" svg:x2="24.876cm" svg:y2="7.718cm" draw:start-shape="id9" draw:start-glue-point="0" draw:end-shape="id10" draw:end-glue-point="2" svg:d="M21510 8575l3366-857" svg:viewBox="0 0 3367 858">
          <text:p/>
        </draw:connector>
        <draw:connector draw:style-name="gr4" draw:text-style-name="P1" draw:layer="layout" draw:type="line" svg:x1="24.876cm" svg:y1="7.718cm" svg:x2="27.5cm" svg:y2="8.575cm" draw:start-shape="id10" draw:start-glue-point="2" draw:end-shape="id11" draw:end-glue-point="0" svg:d="M24876 7718l2624 857" svg:viewBox="0 0 2625 858">
          <text:p/>
        </draw:connector>
        <draw:connector draw:style-name="gr4" draw:text-style-name="P1" draw:layer="layout" draw:type="line" svg:x1="21.51cm" svg:y1="9.718cm" svg:x2="21.513cm" svg:y2="10.575cm" draw:start-shape="id9" draw:start-glue-point="2" draw:end-shape="id12" draw:end-glue-point="0" svg:d="M21510 9718l3 857" svg:viewBox="0 0 4 858">
          <text:p/>
        </draw:connector>
        <draw:connector draw:style-name="gr4" draw:text-style-name="P1" draw:layer="layout" draw:type="line" svg:x1="27.5cm" svg:y1="9.718cm" svg:x2="27.5cm" svg:y2="12.575cm" draw:start-shape="id11" draw:start-glue-point="2" draw:end-shape="id13" draw:end-glue-point="0" svg:d="M27500 9718v2857" svg:viewBox="0 0 1 2858">
          <text:p/>
        </draw:connector>
        <draw:connector draw:style-name="gr5" draw:text-style-name="P1" draw:layer="layout" draw:type="curve" svg:x1="7.5cm" svg:y1="6.575cm" svg:x2="24.876cm" svg:y2="6.575cm" draw:start-shape="id2" draw:start-glue-point="0" draw:end-shape="id10" svg:d="M7500 6575c0-753 17376-753 17376 0" svg:viewBox="0 0 17377 566">
          <text:p/>
        </draw:connector>
        <draw:connector draw:style-name="gr5" draw:text-style-name="P1" draw:layer="layout" draw:type="curve" svg:x1="3.2cm" svg:y1="8.459cm" svg:x2="21.51cm" svg:y2="8.575cm" draw:start-shape="id1" draw:start-glue-point="0" draw:end-shape="id9" svg:d="M3200 8459c0-751 18310-809 18310 116" svg:viewBox="0 0 18311 688">
          <text:p/>
        </draw:connector>
        <draw:connector draw:style-name="gr5" draw:text-style-name="P1" draw:layer="layout" draw:type="curve" svg:x1="11.914cm" svg:y1="8.634cm" svg:x2="27.5cm" svg:y2="8.575cm" draw:start-shape="id3" draw:start-glue-point="0" draw:end-shape="id11" draw:end-glue-point="0" svg:d="M11914 8634c0-841 15586-812 15586-59" svg:viewBox="0 0 15587 628">
          <text:p/>
        </draw:connector>
        <draw:connector draw:style-name="gr5" draw:text-style-name="P1" draw:layer="layout" draw:type="curve" svg:x1="2.836cm" svg:y1="10.597cm" svg:x2="21.513cm" svg:y2="10.575cm" draw:start-shape="id4" draw:start-glue-point="0" draw:end-shape="id12" draw:end-glue-point="0" svg:d="M2836 10597c0-786 18677-775 18677-22" svg:viewBox="0 0 18678 589">
          <text:p/>
        </draw:connector>
        <draw:connector draw:style-name="gr5" draw:text-style-name="P1" draw:layer="layout" draw:type="curve" svg:x1="12.993cm" svg:y1="12.714cm" svg:x2="27.5cm" svg:y2="12.575cm" draw:start-shape="id7" draw:start-glue-point="0" draw:end-shape="id13" svg:d="M12993 12714c0-961 14507-892 14507-139" svg:viewBox="0 0 14508 714">
          <text:p/>
        </draw:connector>
        <draw:custom-shape draw:style-name="gr6" draw:text-style-name="P1" draw:layer="layout" svg:width="0.807cm" svg:height="0.833cm" svg:x="11.877cm" svg:y="11.3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807cm" svg:height="0.833cm" svg:x="5.677cm" svg:y="9.3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807cm" svg:height="0.833cm" svg:x="15.177cm" svg:y="13.74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807cm" svg:height="0.833cm" svg:x="17.977cm" svg:y="11.34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807cm" svg:height="0.833cm" svg:x="23.777cm" svg:y="11.24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807cm" svg:height="0.833cm" svg:x="29.577cm" svg:y="9.2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17:15:43.429403622</meta:creation-date>
    <dc:date>2015-01-11T18:46:32.534323500</dc:date>
    <meta:editing-duration>PT37M24S</meta:editing-duration>
    <meta:editing-cycles>3</meta:editing-cycles>
    <meta:generator>LibreOffice/4.2.7.2$Linux_X86_64 LibreOffice_project/420m0$Build-2</meta:generator>
    <meta:document-statistic meta:object-count="35"/>
  </office:meta>
</office:document-meta>
</file>